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fo:line-height="115%" fo:text-align="center" style:justify-single-word="false"/>
      <style:text-properties style:font-name="Calibri" fo:font-size="10pt" officeooo:rsid="00075f67" officeooo:paragraph-rsid="00075f67" style:font-size-asian="8.75pt" style:font-size-complex="10pt"/>
    </style:style>
    <style:style style:name="P2" style:family="paragraph" style:parent-style-name="Standard">
      <style:paragraph-properties fo:margin-top="0cm" fo:margin-bottom="0cm" loext:contextual-spacing="false" fo:line-height="115%" fo:text-align="justify" style:justify-single-word="false"/>
      <style:text-properties style:font-name="Calibri" fo:font-size="10pt" officeooo:rsid="00075f67" officeooo:paragraph-rsid="00075f67" style:font-size-asian="8.75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ma Normal</text:p>
      <text:p text:style-name="P1"/>
      <text:p text:style-name="P2"><text:tab/>O banco projetado preenche os requisitos da 1ª forma normal, tendo todos os campos atômicos e cada campo tendo apenas um único valor, também preenche os requisitos da 2ª forma normal, tendo as suas dependências unicamente da chave primária de cada tabela, também preenche os requisitos da 3ª forma normal, fazendo que não haja dependências funcionais entre colunas da mesma tabela. Dessa forma o banco se encontra na 3ª forma 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8:15:48.201251111</meta:creation-date>
    <dc:date>2019-11-27T18:25:50.220373713</dc:date>
    <meta:editing-duration>PT10M2S</meta:editing-duration>
    <meta:editing-cycles>1</meta:editing-cycles>
    <meta:document-statistic meta:table-count="0" meta:image-count="0" meta:object-count="0" meta:page-count="1" meta:paragraph-count="2" meta:word-count="73" meta:character-count="446" meta:non-whitespace-character-count="374"/>
    <meta:generator>LibreOffice/6.0.7.3$Linux_X86_64 LibreOffice_project/00m0$Build-3</meta:generator>
  </office:meta>
</office:document-meta>
</file>